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fo:font-weight="bold" officeooo:rsid="0003ae12" officeooo:paragraph-rsid="0003ae12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3ae12" officeooo:paragraph-rsid="0003ae1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42557" officeooo:paragraph-rsid="0003ae12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rsid="000aab84" officeooo:paragraph-rsid="000aab84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rsid="000aab84" officeooo:paragraph-rsid="000e5048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weight="normal" officeooo:rsid="000aab84" officeooo:paragraph-rsid="000aab84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weight="normal" officeooo:rsid="000aab84" officeooo:paragraph-rsid="000e5048" style:font-size-asian="8.75pt" style:font-weight-asian="normal" style:font-size-complex="10pt" style:font-weight-complex="normal"/>
    </style:style>
    <style:style style:name="P8" style:family="paragraph" style:parent-style-name="Standard">
      <style:text-properties fo:color="#808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color="#808080" style:font-name="Consolas1" fo:font-size="10pt" fo:font-style="normal" fo:font-weight="bold" officeooo:paragraph-rsid="00098261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000000" style:font-name="Consolas1" fo:font-size="10pt" fo:font-style="normal" fo:font-weight="normal" officeooo:rsid="00086b7f" officeooo:paragraph-rsid="00086b7f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color="#000000" style:font-name="Consola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officeooo:paragraph-rsid="00098261"/>
    </style:style>
    <style:style style:name="P14" style:family="paragraph" style:parent-style-name="Text_20_body">
      <style:text-properties officeooo:paragraph-rsid="00042557"/>
    </style:style>
    <style:style style:name="P15" style:family="paragraph" style:parent-style-name="Text_20_body">
      <style:text-properties officeooo:paragraph-rsid="00050ede"/>
    </style:style>
    <style:style style:name="P16" style:family="paragraph" style:parent-style-name="Heading_20_3">
      <style:paragraph-properties fo:break-before="page"/>
      <style:text-properties officeooo:rsid="00042557" officeooo:paragraph-rsid="00042557"/>
    </style:style>
    <style:style style:name="P17" style:family="paragraph" style:parent-style-name="Heading_20_3">
      <style:text-properties officeooo:rsid="00042557" officeooo:paragraph-rsid="00042557"/>
    </style:style>
    <style:style style:name="T1" style:family="text">
      <style:text-properties officeooo:rsid="0006cf01"/>
    </style:style>
    <style:style style:name="T2" style:family="text">
      <style:text-properties style:font-name="Arial" officeooo:rsid="00050ede"/>
    </style:style>
    <style:style style:name="T3" style:family="text">
      <style:text-properties fo:color="#000000" style:font-name="Consolas" fo:font-size="9.5pt" fo:background-color="#ffffff" loext:char-shading-value="0" style:font-size-asian="9.5pt"/>
    </style:style>
    <style:style style:name="T4" style:family="text">
      <style:text-properties fo:color="#000000" style:font-name="Consolas" fo:font-size="9.5pt" officeooo:rsid="00098261" fo:background-color="#ffffff" loext:char-shading-value="0" style:font-size-asian="9.5pt"/>
    </style:style>
    <style:style style:name="T5" style:family="text">
      <style:text-properties fo:color="#000000" style:font-name="Consolas" fo:font-size="9.5pt" fo:font-weight="normal" officeooo:rsid="00098261" fo:background-color="#ffffff" loext:char-shading-value="0" style:font-size-asian="9.5pt" style:font-weight-asian="normal" style:font-weight-complex="normal"/>
    </style:style>
    <style:style style:name="T6" style:family="text">
      <style:text-properties fo:color="#000000" style:font-name="Consolas" fo:font-size="9.5pt" fo:font-style="normal" fo:font-weight="normal" officeooo:rsid="00098261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font-name="Consolas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8" style:family="text">
      <style:text-properties fo:color="#000000" style:font-name="Consolas" fo:background-color="#ffffff" loext:char-shading-value="0"/>
    </style:style>
    <style:style style:name="T9" style:family="text">
      <style:text-properties fo:color="#000000" style:font-name="Consolas" officeooo:rsid="00086b7f" fo:background-color="#ffffff" loext:char-shading-value="0"/>
    </style:style>
    <style:style style:name="T10" style:family="text">
      <style:text-properties fo:color="#000000" fo:font-weight="normal" officeooo:rsid="00098261" fo:background-color="#ffffff" loext:char-shading-value="0" style:font-weight-asian="normal" style:font-weight-complex="normal"/>
    </style:style>
    <style:style style:name="T11" style:family="text">
      <style:text-properties fo:color="#000000" style:font-name="Consolas1" fo:font-size="10pt" fo:font-style="normal" fo:font-weight="normal" officeooo:rsid="00098261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Arial" fo:font-weight="normal" officeooo:rsid="000a70ff" fo:background-color="#ffffff" loext:char-shading-value="0" style:font-weight-asian="normal" style:font-weight-complex="normal"/>
    </style:style>
    <style:style style:name="T13" style:family="text">
      <style:text-properties officeooo:rsid="00098261"/>
    </style:style>
    <style:style style:name="T14" style:family="text">
      <style:text-properties fo:color="#808080" style:font-name="Consolas1" fo:font-size="10pt" fo:font-style="normal" fo:font-weight="bol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color="#808080" style:font-name="Consolas1" fo:font-size="10pt" fo:font-style="normal" fo:font-weight="bold" officeooo:rsid="00098261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bd0f7" style:font-style-asian="normal" style:font-style-complex="normal"/>
    </style:style>
    <style:style style:name="T20" style:family="text">
      <style:text-properties officeooo:rsid="000dc4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DecisionTrees General</text:p>
      <text:p text:style-name="P1"/>
      <text:p text:style-name="P3"/>
      <text:h text:style-name="P16" text:outline-level="3"><text:span text:style-name="T1">1) Requirments</text:span></text:h>
      <text:p text:style-name="P15"><text:span text:style-name="T2">In the application exists 3 different mainareas:</text:span></text:p>
      <text:p text:style-name="P8"/>
      <text:p text:style-name="P8">Projects</text:p>
      <text:p text:style-name="P9"><text:span text:style-name="T10"/></text:p>
      <text:p text:style-name="P9"><text:span text:style-name="T12">Projects is a subarea with 4 different subregions:</text:span><text:span text:style-name="T10"><text:tab/></text:span></text:p>
      <text:p text:style-name="P13"><text:span text:style-name="T11"><text:tab/></text:span></text:p>
      <text:p text:style-name="P13"><text:span text:style-name="T11">- </text:span><text:span text:style-name="T5">Projects</text:span></text:p>
      <text:p text:style-name="Standard"><text:span text:style-name="T3"><text:tab/>-&gt; </text:span><text:span text:style-name="T4">possible to create new projects (worlds)</text:span></text:p>
      <text:p text:style-name="Standard"><text:span text:style-name="T3"><text:tab/>-&gt; </text:span><text:span text:style-name="T4">existing projects can be load</text:span></text:p>
      <text:p text:style-name="Standard"><text:span text:style-name="T4"><text:tab/>-&gt; create attribute within creation (att define the world [project])</text:span></text:p>
      <text:p text:style-name="Standard"><text:span text:style-name="T3"><text:tab/>-&gt; </text:span><text:span text:style-name="T4">exsisting attribute can be load and will be listed.</text:span></text:p>
      <text:p text:style-name="Standard"><text:span text:style-name="T3">- Datasets</text:span></text:p>
      <text:p text:style-name="P13"><text:span text:style-name="T14"><text:tab/>-</text:span><text:span text:style-name="T15">&gt; </text:span><text:span text:style-name="T11">editing / creating / display datasets</text:span></text:p>
      <text:p text:style-name="P13"><text:span text:style-name="T11"><text:tab/>-&gt; loading local or from server</text:span></text:p>
      <text:p text:style-name="P13"><text:span text:style-name="T6"><text:tab/>-&gt; Columns will be defined through Attributes </text:span></text:p>
      <text:p text:style-name="Standard"><text:span text:style-name="T3"><text:tab/>-</text:span><text:span text:style-name="T4">&gt; rows can be edit / added</text:span></text:p>
      <text:p text:style-name="Standard"><text:span text:style-name="T3"><text:tab/>-</text:span><text:span text:style-name="T4">&gt; dataset can be saved for project </text:span></text:p>
      <text:p text:style-name="Standard"><text:span text:style-name="T3"><text:tab/>-</text:span><text:span text:style-name="T4">&gt; every dataset has his own od</text:span></text:p>
      <text:p text:style-name="Standard"><text:span text:style-name="T3">- Trees</text:span></text:p>
      <text:p text:style-name="Standard"><text:span text:style-name="T3"><text:tab/>-</text:span><text:span text:style-name="T4">&gt; possible to save &amp; load trees (server)</text:span></text:p>
      <text:p text:style-name="Standard"><text:span text:style-name="T4"><text:tab/>-&gt; cues will be defined via the attributes</text:span></text:p>
      <text:p text:style-name="Standard"><text:span text:style-name="T3">- Analysis</text:span></text:p>
      <text:p text:style-name="P13"><text:span text:style-name="T4"><text:tab/>-&gt; possible to choose different trees &amp; datasets =&gt; analyis</text:span></text:p>
      <text:p text:style-name="P13"><text:span text:style-name="T4"><text:tab/>-&gt; display results</text:span></text:p>
      <text:p text:style-name="P13"><text:span text:style-name="T4"><text:tab/>-&gt; (optional) create trees via algorithms (C.45, ...)</text:span></text:p>
      <text:p text:style-name="Standard"><text:span text:style-name="T3"><text:tab/>-&gt; auswahl von Bäumen und Datensätzen und diese analyisieren</text:span></text:p>
      <text:p text:style-name="Standard"><text:span text:style-name="T3"><text:tab/>-&gt; ergebnisse sollen visuell dargestellt werden</text:span></text:p>
      <text:p text:style-name="P8"/>
      <text:p text:style-name="P8">Learning / Tutorial</text:p>
      <text:p text:style-name="P8"><text:span text:style-name="T3"><text:tab/></text:span><text:span text:style-name="T7">-&gt; Samples, Documents</text:span></text:p>
      <text:p text:style-name="P10"><text:span text:style-name="T8"><text:tab/>-&gt; </text:span><text:span text:style-name="T9">seperate</text:span><text:span text:style-name="T8"> </text:span><text:span text:style-name="T9">e</text:span><text:span text:style-name="T8">xercises </text:span><text:span text:style-name="T9">of summerinstiut</text:span></text:p>
      <text:p text:style-name="P10"><text:span text:style-name="T8"><text:tab/>-&gt; </text:span><text:span text:style-name="T9">sandboxapp to create / test decisiontrees (with some cues)</text:span></text:p>
      <text:p text:style-name="P10"><text:span text:style-name="T8"><text:tab/>-&gt; </text:span><text:span text:style-name="T9">possible to download / show documents</text:span></text:p>
      <text:p text:style-name="P8"/>
      <text:p text:style-name="P12"><text:tab/>-<text:span text:style-name="T13">&gt; maybe later contest for SI.</text:span></text:p>
      <text:p text:style-name="P12"/>
      <text:p text:style-name="P8">Register / Login</text:p>
      <text:p text:style-name="P11"><text:tab/>-&gt; normal login &amp; register to the application</text:p>
      <text:p text:style-name="P8"/>
      <text:h text:style-name="Heading_20_3" text:outline-level="3"><text:span text:style-name="T20">2</text:span>) <text:span text:style-name="T20">Projectfolder orientation</text:span></text:h>
      <text:p text:style-name="P5">The project can be found in git under DecisionTreeWebGeneral. There are, under Areas, the different areas. The will be saved and organized the 2 Mainareas Projects &amp; Learning. For each Area is a folderstructure for all components, like scripts, views, models and controller. </text:p>
      <text:p text:style-name="P7">The application will be work with <text:span text:style-name="T16">jquery2.1</text:span>, <text:span text:style-name="T16">bootstrap</text:span> (on client side) &amp; <text:span text:style-name="T16">mvc 5</text:span> (on server side).</text:p>
      <text:p text:style-name="P7"/>
      <text:p text:style-name="P7">The <text:span text:style-name="T16">stylesheet</text:span> can be found in <text:span text:style-name="T17">Content/master.css . </text:span><text:span text:style-name="T18">We want to define different themes to the areas. So there 2 folder for styleing &amp; content </text:span><text:span text:style-name="T19">(image, data, etc ...)</text:span><text:span text:style-name="T18">.</text:span></text:p>
      <text:h text:style-name="P17" text:outline-level="3"><text:span text:style-name="T20">3) </text:span>Specification</text:h>
      <text:p text:style-name="P14"/>
      <text:p text:style-name="P4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3H49M53S</meta:editing-duration>
    <meta:editing-cycles>13</meta:editing-cycles>
    <meta:generator>LibreOffice/4.3.7.2$Windows_x86 LibreOffice_project/8a35821d8636a03b8bf4e15b48f59794652c68ba</meta:generator>
    <dc:date>2015-07-07T22:58:30.428000000</dc:date>
    <dc:creator>Johannes Mihan</dc:creator>
    <meta:document-statistic meta:table-count="0" meta:image-count="0" meta:object-count="0" meta:page-count="2" meta:paragraph-count="40" meta:word-count="293" meta:character-count="1782" meta:non-whitespace-character-count="1500"/>
    <meta:user-defined meta:name="Info 1"/>
    <meta:user-defined meta:name="Info 2"/>
    <meta:user-defined meta:name="Info 3"/>
    <meta:user-defined meta:name="Info 4"/>
  </office:meta>
</office:document-meta>
</file>